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ContentTypeResolver.forma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ContentTypeResolver.ParameterContentTypeResolver( Map &lt; String , MediaType &gt; 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ContentTypeResolver.get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ContentTypeResolver.setParameterName(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ContentTypeResolver.resolveMediaTypes(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